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Heading_20_4">
      <style:paragraph-properties fo:break-before="page"/>
    </style:style>
    <style:style style:name="P84" style:family="paragraph" style:parent-style-name="Para_20_05" style:master-page-name="MP0">
      <style:paragraph-properties fo:text-align="center" style:justify-single-word="false" style:page-number="auto" fo:break-before="page"/>
    </style:style>
    <style:style style:name="P85" style:family="paragraph" style:parent-style-name="Quotations" style:list-style-name="L3">
      <style:paragraph-properties fo:margin-left="0.998cm" fo:margin-right="0.998cm" fo:text-indent="0cm" style:auto-text-indent="false"/>
      <style:text-properties fo:language="ru" fo:country="RU"/>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list-style-name="диалог">
      <style:text-properties style:use-window-font-color="true" fo:font-style="normal" style:font-style-asian="normal" style:font-style-complex="normal"/>
    </style:style>
    <style:style style:name="P96"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bold" style:font-weight-asian="bold" style:font-weight-complex="bold"/>
    </style:style>
    <style:style style:name="P111"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9">или</text:p>
      <text:p text:style-name="P69">мемуары о манипуляторе</text:p>
      <text:h text:style-name="P78"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2726665290071741139"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45556285066464466" text:style-name="диалог">
        <text:list-item>
          <text:p text:style-name="P88">Ты переживаешь напрасно!</text:p>
        </text:list-item>
      </text:list>
      <text:p text:style-name="P12"><text:soft-page-break/>Или:</text:p>
      <text:list xml:id="list42502674"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42512265"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78</dc:date><text:p text:style-name="P143"><text:span text:style-name="T63">эмпатия</text:span></text:p><text:p text:style-name="P143"><text:span text:style-name="T63">эмпатии</text:span></text:p><text:p text:style-name="P143"><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6774179394519742303"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79</dc:date><text:p text:style-name="P143"><text:span text:style-name="T63">«психоанализ»</text:span></text:p><text:p text:style-name="P143"><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2512229"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47726077622614414" text:style-name="L2">
        <text:list-header>
          <text:p text:style-name="P114"><text:span text:style-name="Default_20_Paragraph_20_Font"><text:span text:style-name="T27"/></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80</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2505039" text:continue-list="list42512265"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2524850" text:continue-list="list42512229"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79" text:outline-level="1"><text:s/>Часть 1. <text:line-break/>Воспоминания</text:h>
      <text:p text:style-name="P66"/>
      <text:h text:style-name="P80"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2525429" text:continue-list="list42505039"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523644"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2497223"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2521933"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2520526"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2497546"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2517591"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2520547"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2524063"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2510409"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507759"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494093"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2516666"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2508319" text:continue-numbering="true" text:style-name="диалог">
        <text:list-item>
          <text:p text:style-name="P88">Мы же живем вместе, что тебе еще надо?!</text:p>
        </text:list-item>
      </text:list>
      <text:p text:style-name="P12">Или:</text:p>
      <text:list xml:id="list42523247"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2512763" text:continue-numbering="true" text:style-name="диалог">
        <text:list-item>
          <text:p text:style-name="P88">Что ты выдумываешь?</text:p>
        </text:list-item>
      </text:list>
      <text:p text:style-name="P12"><text:soft-page-break/>Или:</text:p>
      <text:list xml:id="list42511398"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2518468"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2496327"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2525232" text:continue-list="list42524850"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0"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2524636" text:continue-list="list42496327"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2494880" text:continue-numbering="true" text:style-name="диалог">
        <text:list-item>
          <text:p text:style-name="P88">Уже лучше.</text:p>
        </text:list-item>
        <text:list-item>
          <text:p text:style-name="P88">Ну это уже куда не шло!..</text:p>
        </text:list-item>
      </text:list>
      <text:p text:style-name="P12">Или:</text:p>
      <text:list xml:id="list42506302"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2518550"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2493742"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2520313" text:continue-list="list42525232"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2505625" text:continue-list="list42493742"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2508345"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507157"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2496980"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2498149"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516043"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2516356"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2506767" text:continue-numbering="true" text:style-name="диалог">
        <text:list-item>
          <text:p text:style-name="P88">Я вчера ходил в кино.</text:p>
        </text:list-item>
      </text:list>
      <text:p text:style-name="P12">Мы едем в за город отдыхать, он скажет:</text:p>
      <text:list xml:id="list42511107"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509543"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2517940"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514901"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42505227"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2496793"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506384"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2499384"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514776"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2519334"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497512"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499350"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506590"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505856"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513126"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2517825"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512059"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519326"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2499142"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525664"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521105" text:continue-numbering="true" text:style-name="диалог">
        <text:list-item>
          <text:p text:style-name="P88">Неужели тебе нравятся такое общение!?</text:p>
        </text:list-item>
      </text:list>
      <text:p text:style-name="P25">Ответ всегда был один:</text:p>
      <text:list xml:id="list42505709"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2493630" text:continue-list="list42520313"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2502161" text:continue-list="list42505709"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2495507"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4040200774361025392"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503851" text:continue-list="list42495507"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525639"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496974"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2514909"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522825"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2495607"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2517780"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2495363" text:continue-numbering="true" text:style-name="диалог">
        <text:list-item>
          <text:p text:style-name="P92">Пойдем купим тебе что-нибудь новое.</text:p>
        </text:list-item>
      </text:list>
      <text:p text:style-name="P3">Он отвечал:</text:p>
      <text:list xml:id="list42522065"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501317"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2523205"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2509552"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519773"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516738"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522068"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2525943"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511194"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510209"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2501391"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2497681"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2517246" text:continue-numbering="true" text:style-name="диалог">
        <text:list-item>
          <text:p text:style-name="P92">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2499210"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2511974"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2503319"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2510639"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514074" text:continue-numbering="true" text:style-name="диалог">
        <text:list-item>
          <text:p text:style-name="P92">А я тут при чем?!</text:p>
        </text:list-item>
      </text:list>
      <text:p text:style-name="P3">Или:</text:p>
      <text:list xml:id="list42502839"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493815"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2507106"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2524878" text:continue-numbering="true" text:style-name="диалог">
        <text:list-item>
          <text:p text:style-name="P112"><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2495484"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494810"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2503420"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2500505"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2525482"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523755"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2517055"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2523067"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2516315" text:continue-numbering="true" text:style-name="диалог">
        <text:list-item>
          <text:p text:style-name="P92">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42513782"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2507423"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2504044"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2496040" text:continue-numbering="true" text:style-name="диалог">
        <text:list-item>
          <text:p text:style-name="P92">Ну говорил, так говорил... Я снова все напутала.</text:p>
          <text:p text:style-name="P137"/>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2519734" text:continue-numbering="true" text:style-name="диалог">
        <text:list-item>
          <text:p text:style-name="P92">Но ведь было же!</text:p>
        </text:list-item>
      </text:list>
      <text:p text:style-name="P3">Но мне повторяли и повторяли:</text:p>
      <text:list xml:id="list42499130"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2506717"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502489"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515176"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2523303"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2500322"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2522049"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2514595"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500846" text:continue-numbering="true" text:style-name="диалог">
        <text:list-item>
          <text:p text:style-name="P92">Да все считают, что ты неадекватная!</text:p>
        </text:list-item>
      </text:list>
      <text:p text:style-name="P3">Или:</text:p>
      <text:list xml:id="list42517736"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495843"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2526190"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2502873"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2500912"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509019"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2512393" text:continue-numbering="true" text:style-name="диалог">
        <text:list-item>
          <text:p text:style-name="P112"><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2"><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2496365"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510902"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2508794" text:continue-numbering="true" text:style-name="диалог">
        <text:list-item>
          <text:p text:style-name="P92">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4">«нажимая»</text:span> на слабые места.</text:p>
      <text:p text:style-name="P3">Потом я узн<text:span text:style-name="T1">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518923"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2501808"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ы думать, как вести </text:span><text:soft-page-break/><text:span text:style-name="T23">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42521197" text:continue-list="list4040200774361025392"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2518960" text:continue-list="list42501808"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494136"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500277"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2503993"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499885"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1">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516488"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525143"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519577"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494029" text:continue-numbering="true" text:style-name="диалог">
        <text:list-item>
          <text:p text:style-name="P92">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2525963"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2505280"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2502678"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500905"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2506605"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2524332"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504587"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2524944" text:continue-numbering="true" text:style-name="диалог">
        <text:list-item>
          <text:p text:style-name="P9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1">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1">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2510937"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1">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505843"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2494983"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2502306"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2523142" text:continue-list="list42521197"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2513091" text:continue-list="list42502306"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515082"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2517294"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2502022"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112"><text:span text:style-name="T23">«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2">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2">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2"><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 — он стоит на свое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509613"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515445"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522985"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2502375"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25071061"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2506173" text:continue-numbering="true" text:style-name="диалог">
        <text:list-item>
          <text:p text:style-name="P92">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text:soft-page-break/>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500916" text:continue-numbering="true" text:style-name="диалог">
        <text:list-item>
          <text:p text:style-name="P92"><text:soft-page-break/>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2494838"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2503743"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516711" text:continue-numbering="true" text:style-name="диалог">
        <text:list-item>
          <text:p text:style-name="P92">Все в порядке;</text:p>
        </text:list-item>
        <text:list-item>
          <text:p text:style-name="P92">Ты себе накручиваешь;</text:p>
        </text:list-item>
        <text:list-item>
          <text:p text:style-name="P92">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2503905"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503783"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2517002"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2501427"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2500987"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2519443" text:continue-numbering="true" text:style-name="диалог">
        <text:list-item>
          <text:p text:style-name="P112"><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2507251" text:continue-numbering="true" text:style-name="диалог">
        <text:list-item>
          <text:p text:style-name="P112"><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2507406"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517118" text:continue-numbering="true" text:style-name="диалог">
        <text:list-item>
          <text:p text:style-name="P92">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2508958" text:continue-numbering="true" text:style-name="диалог">
        <text:list-item>
          <text:p text:style-name="P92">Я тонко намекну, так сказать. И либо намек будет услышан, либо нет. — пишет он.</text:p>
        </text:list-item>
        <text:list-item>
          <text:p text:style-name="P92">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2496230" text:continue-list="list42493630" text:style-name="список_20_перечисление">
        <text:list-item>
          <text:p text:style-name="P94">на людях — привязанность к жертве. Окружающие умиляются такой замечательной паре!</text:p>
        </text:list-item>
        <text:list-item>
          <text:p text:style-name="P94">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519767" text:continue-list="list42508958" text:style-name="диалог">
        <text:list-item>
          <text:p text:style-name="P112"><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495158"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2506825" text:continue-numbering="true" text:style-name="диалог">
        <text:list-item>
          <text:p text:style-name="P92">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512770"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497468" text:continue-numbering="true" text:style-name="диалог">
        <text:list-item>
          <text:p text:style-name="P112"><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2503764"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2519538" text:continue-numbering="true" text:style-name="диалог">
        <text:list-item>
          <text:p text:style-name="P92"><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2506078" text:continue-numbering="true" text:style-name="диалог">
        <text:list-item>
          <text:p text:style-name="P112"><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2506495"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2522216"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2519940" text:continue-numbering="true" text:style-name="диалог">
        <text:list-item>
          <text:p text:style-name="P92"><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514325"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42513121"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2524024"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2495356" text:continue-numbering="true" text:style-name="диалог">
        <text:list-item>
          <text:p text:style-name="P112"><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507910" text:continue-numbering="true" text:style-name="диалог">
        <text:list-item>
          <text:p text:style-name="P92">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497759"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2516331" text:continue-numbering="true" text:style-name="диалог">
        <text:list-item>
          <text:p text:style-name="P112"><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497343"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text:soft-page-break/>«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2522838"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2517661" text:continue-numbering="true" text:style-name="диалог">
        <text:list-item>
          <text:p text:style-name="P92">А я, блять, рад, что ты страдаешь от этой конченой квартиры...</text:p>
        </text:list-item>
        <text:list-item>
          <text:p text:style-name="P92">Да ты просто самое низкое, блять, существо!</text:p>
        </text:list-item>
        <text:list-item>
          <text:p text:style-name="P92">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2">Провались в ад, блять, к дьяволу самому и целуй его в задницу...</text:p>
        </text:list-item>
        <text:list-item>
          <text:p text:style-name="P92">Уебуй на хуй из моей жизни!</text:p>
        </text:list-item>
      </text:list>
      <text:p text:style-name="P3">И моя любимая:</text:p>
      <text:list xml:id="list42503335"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text:soft-page-break/>Но вот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526129" text:continue-numbering="true" text:style-name="диалог">
        <text:list-item>
          <text:p text:style-name="P92">Что, ручки из жопы?</text:p>
        </text:list-item>
      </text:list>
      <text:p text:style-name="P3">Или:</text:p>
      <text:list xml:id="list42503606"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Мой не правдивый аргумент?..<text:span text:style-name="T52">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494242" text:continue-list="list42496230" text:style-name="список_20_перечисление">
        <text:list-item>
          <text:p text:style-name="P94">вам необходимо осознать, что вами манипулируют (или манипулировали);</text:p>
        </text:list-item>
        <text:list-item>
          <text:p text:style-name="P94">избавиться от иллюзий</text:p>
        </text:list-item>
        <text:list-item>
          <text:p text:style-name="P113"><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2522232" text:continue-list="list42503606"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2525178"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49</dc:date><text:p text:style-name="P143"><text:span text:style-name="T64">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2503777"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2500148"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2523305"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2515630"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2499809" text:continue-numbering="true" text:style-name="диалог">
        <text:list-item>
          <text:p text:style-name="P116">Ты одна тут?</text:p>
        </text:list-item>
      </text:list>
      <text:p text:style-name="P29">И вы говорите, мол:</text:p>
      <text:list xml:id="list42502705"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2504828"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2523420"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2499112"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2502641"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2510535"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8830626862946770530" text:style-name="L3">
        <text:list-header>
          <text:p text:style-name="P85"><text:s/>— А это как?</text:p>
          <text:p text:style-name="P85"><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3"/>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3"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1055706153143924709" text:style-name="List_20_2">
        <text:list-item>
          <text:p text:style-name="P126">Кластер <text:span text:style-name="T42">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7">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2">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2525413" text:continue-list="list42523142"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11542433942901953"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2525502" text:continue-list="list42494242"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3"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2516222"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3"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2507097"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3"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526139"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7">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2507715" text:continue-list="list42525413"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58</dc:date><text:p text:style-name="P143"><text:span text:style-name="T64">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3"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520564" text:continue-list="list42526139"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2847037240582119428"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6">.</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3"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503050" text:continue-list="list42520564"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499981" text:continue-numbering="true" text:style-name="список_20_перечисление">
        <text:list-item>
          <text:p text:style-name="P113">«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3"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029641710362524711"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6">(a </text:span><text:span text:style-name="T21">или </text:span><text:span text:style-name="T46">b)</text:span><text:span text:style-name="T4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4">(a </text:span><text:span text:style-name="T3">или </text:span><text:span text:style-name="T44">b)</text:span><text:span text:style-name="T4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3"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25061731" text:continue-list="list42499981"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498388" text:continue-list="list42510535" text:style-name="диалог">
        <text:list-item>
          <text:p text:style-name="P95">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2500667"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2506963"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2517143"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2505304" text:continue-numbering="true" text:style-name="диалог">
        <text:list-item>
          <text:p text:style-name="P95">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0"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2511077"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2520347"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2518895"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2502735"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2519056"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2503654"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2523273"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2502119"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2496745"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2"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2504638"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2510884"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2501379"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2516527"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2517379"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2504817"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2497175"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2505290"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2502655"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2497251" text:continue-numbering="true" text:style-name="диалог">
        <text:list-item>
          <text:p text:style-name="P92"><text:soft-page-break/>Ты что, обиделся? На что? На то, что не можешь оказать мне помощь?</text:p>
        </text:list-item>
      </text:list>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2512615"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509504"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514366"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2516644"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2498045"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2521798"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502944"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2517095"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2503253"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82"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2509115"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2497197"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2508642"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2520023"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2"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2512308"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2506153"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511772"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2524423"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2506992"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2514663"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2525538"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2510974"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2518134"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2504161"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2518558"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2523804"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2514300"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2"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2511880"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2501197"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2509687"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508552"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2496089"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2524357"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2522390"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2522966"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2512178"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2499392"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2513380"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2516092"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2508388"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503705"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2"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500449" text:continue-numbering="true" text:style-name="диалог">
        <text:list-item>
          <text:p text:style-name="P112"><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2520137"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2508172"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3"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2516309"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2513175"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2497397"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520732"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2510041"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2516936"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2523124"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3"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2520762"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500104"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2500852"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509480"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2494292"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3"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2525295"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2505337"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503746"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3"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2498413"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2522072"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2512531"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3"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8633101616865160763"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129124002376339883"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2513253" text:continue-list="list42512531"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2502451"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2493831" text:continue-numbering="true" text:style-name="диалог">
        <text:list-item>
          <text:p text:style-name="P108">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2499596"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2497024" text:continue-numbering="true" text:style-name="диалог">
        <text:list-item>
          <text:p text:style-name="P108">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2515414"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2509495"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2512553" text:continue-numbering="true" text:style-name="диалог">
        <text:list-item>
          <text:p text:style-name="P108">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2525189"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2505109"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2507887"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2503663"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2500926"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2515490"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2523263"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2510859" text:continue-numbering="true" text:style-name="диалог">
        <text:list-item>
          <text:p text:style-name="P92">Так будет лучше для нас.</text:p>
        </text:list-item>
      </text:list>
      <text:p text:style-name="P3">Или:</text:p>
      <text:list xml:id="list42494587"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2520362" text:continue-list="list42507715"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1"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2522051" text:continue-list="list42520362" text:style-name="List_20_1">
        <text:list-item text:start-value="1">
          <text:p text:style-name="P110">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3">Последствия<text:span text:style-name="T10">:</text:span></text:p>
              <text:p text:style-name="P109"><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3">Последствия:</text:p>
              <text:p text:style-name="P10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text:soft-page-break/>Воспитание запугиванием, лишениями, шантажом, криками, унижениями, избиениями. Стиль воспитания - «Око за око».</text:p>
              <text:p text:style-name="P100"><text:span text:style-name="T9">Последствия</text:span>:</text:p>
              <text:p text:style-name="P10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3">Безнаказанность<text:span text:style-name="T10">:</text:span></text:p>
              <text:p text:style-name="P100">Абсолютное отсутствие наказания в воспитании, игнорирование плохого поведения ребенка, поощрение за плохое поведения:</text:p>
              <text:p text:style-name="P100">— На, только не плачь (На, только заткнись)!</text:p>
              <text:p text:style-name="P103">Последствия<text:span text:style-name="T10">:</text:span></text:p>
              <text:p text:style-name="P10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1">Забота</text:p>
          <text:list>
            <text:list-item>
              <text:p text:style-name="P103">Гиперопека<text:span text:style-name="T10">:</text:span></text:p>
              <text:p text:style-name="P100">Воспитание гиперконтролем не агрессивного характера.</text:p>
              <text:p text:style-name="P100"><text:soft-page-break/>— Не трогайте моего мальчика!!!</text:p>
              <text:p text:style-name="P103">Последствия<text:span text:style-name="T10">:</text:span></text:p>
              <text:p text:style-name="P10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3">Отсутствие заботы и защиты<text:span text:style-name="T10">:</text:span></text:p>
              <text:p text:style-name="P100">Игнорирование родителями физического и морального состояния ребенка, обвинение ребенка в случившихся с ним неприятностях.</text:p>
              <text:p text:style-name="P100">— Ты должен уметь за себя постоять! Сам виноват!</text:p>
              <text:p text:style-name="P103">Последствия<text:span text:style-name="T10">:</text:span></text:p>
              <text:p text:style-name="P10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1">Помощь</text:p>
          <text:list>
            <text:list-item>
              <text:p text:style-name="P103">Отсутствие помощи<text:span text:style-name="T10">:</text:span></text:p>
              <text:p text:style-name="P10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0"><text:soft-page-break/>— Ты должен сам справиться!</text:p>
              <text:p text:style-name="P103">Последствия<text:span text:style-name="T10">:</text:span></text:p>
              <text:p text:style-name="P103"><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3">Переизбыток помощи<text:span text:style-name="T10">:</text:span></text:p>
              <text:p text:style-name="P10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0">— Сынок, ты покакал?</text:p>
              <text:p text:style-name="P103">Последствия<text:span text:style-name="T10">:</text:span></text:p>
              <text:p text:style-name="P103"><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1">Внимание</text:p>
          <text:list>
            <text:list-item>
              <text:p text:style-name="P105"><text:span text:style-name="T8">Нарушение личных границ</text:span><text:span text:style-name="T12">:</text:span></text:p>
              <text:p text:style-name="P10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0">— Ты не должен был так делать!</text:p>
              <text:p text:style-name="P105"><text:span text:style-name="T8">Последствия</text:span><text:span text:style-name="T12">:</text:span></text:p>
              <text:p text:style-name="P105"><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8">Равнодушие</text:span><text:span text:style-name="T12">:</text:span></text:p>
              <text:p text:style-name="P100">Равнодушие родителей к чувствам, интересам, склонностям и внутреннему миру ребенка, а также к его переживаниям и проблемам.</text:p>
              <text:p text:style-name="P100">— Мне все-равно, что ты думаешь!</text:p>
              <text:p text:style-name="P105"><text:span text:style-name="T8">Последствия</text:span><text:span text:style-name="T12">:</text:span></text:p>
              <text:p text:style-name="P10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1">Мотивация</text:p>
          <text:list>
            <text:list-item>
              <text:p text:style-name="P103">Принуждение<text:span text:style-name="T10">:</text:span></text:p>
              <text:p text:style-name="P10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0">— Мама лучше знает!</text:p>
              <text:p text:style-name="P103">Последствия<text:span text:style-name="T10">:</text:span></text:p>
              <text:p text:style-name="P103"><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3">Демотивация<text:span text:style-name="T10">:</text:span></text:p>
              <text:p text:style-name="P100">Воспитание внушением чувства ущербности, заставляя ребенка доказывать обратное.</text:p>
              <text:p text:style-name="P100">— Кто тебя такого полюбит!/Кому ты нужен?</text:p>
              <text:p text:style-name="P103">Последствия<text:span text:style-name="T10">:</text:span></text:p>
              <text:p text:style-name="P10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1">Похвала</text:p>
          <text:list>
            <text:list-item>
              <text:p text:style-name="P103">Переизбыток похвалы<text:span text:style-name="T10">:</text:span></text:p>
              <text:p text:style-name="P100">Идеализация ребенка, необоснованное превозношение талантов, достижений и заслуг, игнорируя плохое поведение.</text:p>
              <text:p text:style-name="P100">— Наш ребенок - гений!</text:p>
              <text:p text:style-name="P103">Последствия<text:span text:style-name="T10">:</text:span></text:p>
              <text:p text:style-name="P103"><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3">Недостаток похвалы<text:span text:style-name="T10">:</text:span></text:p>
              <text:p text:style-name="P100">Отсутствии поощрения и похвалы в воспитании, что сопровождается упреками и сравнениями с окружающими.</text:p>
              <text:p text:style-name="P100">— Почему Петя может, а ты нет? Вот я в твоем возрасте...</text:p>
              <text:p text:style-name="P103">Последствия<text:span text:style-name="T10">:</text:span></text:p>
              <text:p text:style-name="P10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1">Вежливость</text:p>
          <text:list>
            <text:list-item>
              <text:p text:style-name="P103">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0">— Милая, ты сегодня такая красивая! Ты не против, если я пойду на рыбалку?</text:p>
              <text:p text:style-name="P103">Последствия<text:span text:style-name="T10">:</text:span></text:p>
              <text:p text:style-name="P10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3"><text:soft-page-break/>Хамство<text:span text:style-name="T10">:</text:span></text:p>
              <text:p text:style-name="P10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0">— Ты что оглох?!</text:p>
              <text:p text:style-name="P103">Последствия<text:span text:style-name="T10">:</text:span></text:p>
              <text:p text:style-name="P10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1">Благодарность</text:p>
          <text:list>
            <text:list-item>
              <text:p text:style-name="P105"><text:span text:style-name="T8">Материальная благодарность</text:span><text:span text:style-name="T12">:</text:span></text:p>
              <text:p text:style-name="P100">Воспитание «дай за дай», материальное вознаграждение за выполнение обязанностей, подарки и сюрпризы в качестве платы за труды.</text:p>
              <text:p text:style-name="P100">— Напишешь контрольную на пять — получишь новый телефон!</text:p>
              <text:p text:style-name="P105"><text:span text:style-name="T8">Последствия</text:span><text:span text:style-name="T12">:</text:span></text:p>
              <text:p text:style-name="P10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5"><text:span text:style-name="T8">Недостаток благодарности</text:span><text:span text:style-name="T12">:</text:span></text:p>
              <text:p text:style-name="P10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0">— Я бы и без тебя справилась!</text:p>
              <text:p text:style-name="P105"><text:span text:style-name="T8">Последствия</text:span><text:span text:style-name="T12">:</text:span></text:p>
              <text:p text:style-name="P10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1">Щедрость</text:p>
          <text:list>
            <text:list-item>
              <text:p text:style-name="P103">Принуждение делиться<text:span text:style-name="T10">:</text:span></text:p>
              <text:p text:style-name="P103"><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6">— Я сегодня с тобой не дружу, потому, что ты жадина!</text:p>
              <text:p text:style-name="P103">Последствия<text:span text:style-name="T10">:</text:span></text:p>
              <text:p text:style-name="P103"><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3"><text:span text:style-name="T4">Жадность</text:span><text:span text:style-name="T5">:</text:span></text:p>
              <text:p text:style-name="P96">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6">— Не дам, у тебя своя есть!</text:p>
              <text:p text:style-name="P103"><text:span text:style-name="T4">Последствия</text:span><text:span text:style-name="T5">:</text:span></text:p>
              <text:p text:style-name="P96">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7">Честность</text:p>
          <text:list>
            <text:list-item>
              <text:p text:style-name="P103"><text:span text:style-name="T4">Лживость</text:span><text:span text:style-name="T5">:</text:span></text:p>
              <text:p text:style-name="P96"><text:soft-page-break/>Родители манипулировали ребенком, обещая что-то, но не выполняли своих обещаний. Воспитание враньем.</text:p>
              <text:p text:style-name="P96">— Сегодня не куплю — завтра куплю...</text:p>
              <text:p text:style-name="P103"><text:span text:style-name="T4">Последствия</text:span><text:span text:style-name="T5">:</text:span></text:p>
              <text:p text:style-name="P96">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3"><text:span text:style-name="T4">Чрезмерная откровенность</text:span><text:span text:style-name="T5">:</text:span></text:p>
              <text:p text:style-name="P96">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6">— Сынок, разводится ли с мамой?</text:p>
              <text:p text:style-name="P103">Последствия<text:span text:style-name="T10">:</text:span></text:p>
              <text:p text:style-name="P10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3">Скрытность<text:span text:style-name="T10">:</text:span></text:p>
              <text:p text:style-name="P100"><text:soft-page-break/>Сокрытие родителями реальной обстановки ситуации (например, кризис в отношениях, развод), обнадеживание, вранье.</text:p>
              <text:p text:style-name="P96">— Мы с папой просто поговорим! / Врач только посмотрит — больно не будет!</text:p>
              <text:p text:style-name="P103">Последствия<text:span text:style-name="T10">:</text:span></text:p>
              <text:p text:style-name="P10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3">Подозрительность<text:span text:style-name="T10">:</text:span></text:p>
              <text:p text:style-name="P100">Воспитание наказанием по (беспричинному) подозрению. Эгоизм и тревожность родителей, постоянная требовательность объяснений.</text:p>
              <text:p text:style-name="P96">— Ты точно ни у кого не списывал?</text:p>
              <text:p text:style-name="P103">Последствия<text:span text:style-name="T10">:</text:span></text:p>
              <text:p text:style-name="P10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1">Взаимоотношения</text:p>
          <text:list>
            <text:list-item>
              <text:p text:style-name="P103"><text:soft-page-break/>Внутрисемейные<text:span text:style-name="T10">:</text:span></text:p>
              <text:p text:style-name="P100">Соперничество, что подразумевает выбор сторонников, создание коалиции:</text:p>
              <text:p text:style-name="P100">— Мы папе не скажем!..</text:p>
              <text:p text:style-name="P103">Последствия<text:span text:style-name="T10">:</text:span></text:p>
              <text:p text:style-name="P100">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3">Внесемейные<text:span text:style-name="T10">:</text:span></text:p>
              <text:p text:style-name="P10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0">— Ты идешь гулять с Петей? Это тот самый Петя, который тебе подножку поставил в первом классе? Понятно...</text:p>
              <text:p text:style-name="P103">Последствия<text:span text:style-name="T10">:</text:span></text:p>
              <text:p text:style-name="P10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1">Стереотипное мышление</text:p>
          <text:p text:style-name="P103"><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3">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0">Негативное влияние на мнение ребенка о женщинах:</text:p>
              <text:p text:style-name="P111">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1"><text:soft-page-break/>— Все бабы дуры!</text:p>
              <text:p text:style-name="P103"><text:span text:style-name="T13">Последствия для мальчиков</text:span><text:span text:style-name="T22">:</text:span></text:p>
              <text:p text:style-name="P111">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3"><text:span text:style-name="T13">Последствия для девочек</text:span><text:span text:style-name="T22">:</text:span></text:p>
              <text:p text:style-name="P111">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3"><text:span text:style-name="T13">Обратный (женский) сексизм</text:span><text:span text:style-name="T22"><text:note text:id="ftn31" text:note-class="footnote"><text:note-citation text:label="*">*</text:note-citation><text:note-body><text:p text:style-name="P77">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1">Негативное влияние на мнение ребенка о мужчинах:</text:p>
              <text:list>
                <text:list-item>
                  <text:p text:style-name="P103"><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1">— Кому ты нужен?</text:p>
                  <text:p text:style-name="P103"><text:span text:style-name="T13">Последствия</text:span><text:span text:style-name="T22">:</text:span></text:p>
                  <text:p text:style-name="P111">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3"><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3"><text:span text:style-name="T13">Последствия</text:span><text:span text:style-name="T22">:</text:span></text:p>
                  <text:p text:style-name="P111">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3"><text:span text:style-name="T13">Восприятие себя</text:span><text:span text:style-name="T22">:</text:span></text:p>
              <text:list>
                <text:list-item>
                  <text:p text:style-name="P111">Воздействие ребенка на восприятие самого себя:</text:p>
                  <text:p text:style-name="P111">— Ты еще маленький!</text:p>
                  <text:p text:style-name="P111">Последствие:</text:p>
                </text:list-item>
              </text:list>
              <text:p text:style-name="P111"/>
              <text:p text:style-name="P111"/>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9"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2496283" text:continue-list="list42494587"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2494979"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2">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21. Быть честным очень легко!</text:chapter></text:p>
      </style:header-left>
      <style:footer>
        <text:p text:style-name="Footer"/>
      </style:footer>
      <style:footer-left>
        <text:p text:style-name="Footer"><text:page-number text:select-page="current">274</text:page-number></text:p>
      </style:footer-left>
    </style:master-page>
    <style:master-page style:name="Right_20_Page" style:display-name="Right Page" style:page-layout-name="Mpm5" style:next-style-name="Left_20_Page">
      <style:header>
        <text:p text:style-name="MP1"><text:chapter text:display="name" text:outline-level="4"> Глава 21. Быть честным очень легко!</text:chapter> </text:p>
      </style:header>
      <style:footer>
        <text:p text:style-name="Footer"><text:page-number text:select-page="current">27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7-04T22:31:26.30</dc:date>
    <meta:editing-cycles>1259</meta:editing-cycles>
    <meta:editing-duration>P37DT8H47M11S</meta:editing-duration>
    <meta:document-statistic meta:table-count="1" meta:image-count="0" meta:object-count="0" meta:page-count="582" meta:paragraph-count="4219" meta:word-count="104934" meta:character-count="657960"/>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